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3.7665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9118in"/>
    </style:style>
    <style:style style:name="co5" style:family="table-column">
      <style:table-column-properties fo:break-before="auto" style:column-width="4.0882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3.270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punk7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_DO-35_SOD27_P7.62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6V</text:p>
          </table:table-cell>
          <table:table-cell office:value-type="string" calcext:value-type="string">
            <text:p><text:a xlink:href="https://www.mouser.es/ProductDetail/821-BZX55B3V6R0G" xlink:type="simple">https://www.mouser.es/ProductDetail/821-BZX55B3V6R0G</text:a></text:p>
          </table:table-cell>
          <table:table-cell table:style-name="ce3" office:value-type="string" calcext:value-type="string">
            <text:p>NO STOC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_DO-35_SOD27_P7.62mm_Horizont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_Small</text:p>
          </table:table-cell>
          <table:table-cell office:value-type="string" calcext:value-type="string">
            <text:p><text:a xlink:href="https://www.mouser.es/ProductDetail/512-1N4148" xlink:type="simple">https://www.mouser.es/ProductDetail/512-1N4148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ystal_HC49-4H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<text:a xlink:href="https://www.mouser.es/ProductDetail/449-LFXTAL027945BULK" xlink:type="simple">https://www.mouser.es/ProductDetail/449-LFXTAL027945BULK</text:a>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_Axial_DIN0204_L3.6mm_D1.6mm_P5.08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<text:a xlink:href="https://www.mouser.es/ProductDetail/Yageo/MFR-12FTF52-1K5" xlink:type="simple">https://www.mouser.es/ProductDetail/Yageo/MFR-12FTF52-1K5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D_D3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<text:a xlink:href="https://www.mouser.es/ProductDetail/Lite-On/LTL-4222" xlink:type="simple">https://www.mouser.es/ProductDetail/Lite-On/LTL-4222</text:a>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et_Pretty-Ma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-ISP-6</text:p>
          </table:table-cell>
          <table:table-cell office:value-type="string" calcext:value-type="string">
            <text:p><text:a xlink:href="https://www.mouser.es/ProductDetail/Amphenol-FCI/68602-406HLF" xlink:type="simple">https://www.mouser.es/ProductDetail/Amphenol-FCI/68602-406HLF</text:a> 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P-40_W15.2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U socket</text:p>
          </table:table-cell>
          <table:table-cell office:value-type="string" calcext:value-type="string">
            <text:p><text:a xlink:href="https://www.mouser.es/ProductDetail/571-1-2199299-5" xlink:type="simple">https://www.mouser.es/ProductDetail/571-1-2199299-5</text:a></text:p>
          </table:table-cell>
          <table:table-cell table:style-name="ce3" office:value-type="string" calcext:value-type="string">
            <text:p>NO STOC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mega32A-P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A-PU</text:p>
          </table:table-cell>
          <table:table-cell office:value-type="string" calcext:value-type="string">
            <text:p><text:a xlink:href="https://www.mouser.es/ProductDetail/556-ATMEGA32A-PU" xlink:type="simple">https://www.mouser.es/ProductDetail/556-ATMEGA32A-PU</text:a>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_PUSH_6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T&amp;RESET </text:p>
          </table:table-cell>
          <table:table-cell office:value-type="string" calcext:value-type="string">
            <text:p><text:a xlink:href="https://www.mouser.es/ProductDetail/Apem/MJTP1230A" xlink:type="simple">https://www.mouser.es/ProductDetail/Apem/MJTP1230A</text:a>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_Axial_DIN0204_L3.6mm_D1.6mm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a xlink:href="https://www.mouser.es/ProductDetail/Yageo/MFR-12FTF52-10K" xlink:type="simple">https://www.mouser.es/ProductDetail/Yageo/MFR-12FTF52-10K</text:a></text:p>
          </table:table-cell>
          <table:table-cell table:style-name="ce3" office:value-type="string" calcext:value-type="string">
            <text:p>NO STOCK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_Axial_DIN0204_L3.6mm_D1.6mm_P5.08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<text:a xlink:href="https://www.mouser.es/ProductDetail/Yageo/MFR-12FTF52-5K1" xlink:type="simple">https://www.mouser.es/ProductDetail/Yageo/MFR-12FTF52-5K1</text:a>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_Axial_DIN0204_L3.6mm_D1.6mm_P5.08mm_Horizontal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www.mouser.es/ProductDetail/Yageo/CFR-12JR-52-75R" xlink:type="simple">https://www.mouser.es/ProductDetail/Yageo/CFR-12JR-52-75R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B_C_Receptacle_GCT_USB40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<text:a xlink:href="https://es.aliexpress.com/item/4000966998955.html" xlink:type="simple">https://es.aliexpress.com/item/4000966998955.html</text:a>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_Disc_D5.0mm_W2.5mm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<text:a xlink:href="https://www.mouser.es/ProductDetail/Bourns/MF-R050" xlink:type="simple">https://www.mouser.es/ProductDetail/Bourns/MF-R050</text:a>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P_Radial_D4.0mm_P1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<text:a xlink:href="https://www.mouser.es/ProductDetail/Nichicon/UMT1H4R7MDD" xlink:type="simple">https://www.mouser.es/ProductDetail/Nichicon/UMT1H4R7MDD</text:a>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_Disc_D4.3mm_W1.9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a xlink:href="https://www.mouser.es/ProductDetail/Murata-Electronics/RDER71H104K0M1H03A" xlink:type="simple">https://www.mouser.es/ProductDetail/Murata-Electronics/RDER71H104K0M1H03A</text:a>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_Disc_D3.0mm_W1.6mm_P2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<text:a xlink:href="https://www.mouser.es/ProductDetail/81-RDE5C2A220J0S1H3A" xlink:type="simple">https://www.mouser.es/ProductDetail/81-RDE5C2A220J0S1H3A</text:a>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:.C18])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BOM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<text:a xlink:href="https://octopart.com/bom-tool/D58T7Rv1" xlink:type="simple">https://octopart.com/bom-tool/D58T7Rv1</text:a>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ountingHole_2.7mm_M2.5_ISO7380_Pa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2:43:27.476341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11T12:52:22.400630836</dc:date>
    <meta:editing-duration>PT19M44S</meta:editing-duration>
    <meta:editing-cycles>4</meta:editing-cycles>
    <meta:generator>LibreOffice/6.4.3.2$Linux_X86_64 LibreOffice_project/40$Build-2</meta:generator>
    <meta:document-statistic meta:table-count="1" meta:cell-count="101" meta:object-count="0"/>
  </office:meta>
</office:document-meta>
</file>